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o2" style:family="table">
      <style:table-properties style:width="15.05cm" fo:margin-left="-0.222cm" fo:margin-top="0cm" fo:margin-bottom="0cm" table:align="left" style:writing-mode="lr-tb"/>
    </style:style>
    <style:style style:name="Tablo2.A" style:family="table-column">
      <style:table-column-properties style:column-width="2.9cm"/>
    </style:style>
    <style:style style:name="Tablo2.B" style:family="table-column">
      <style:table-column-properties style:column-width="12.15cm"/>
    </style:style>
    <style:style style:name="Tablo2.1" style:family="table-row">
      <style:table-row-properties fo:keep-together="auto"/>
    </style:style>
    <style:style style:name="Tablo2.A1" style:family="table-cell">
      <style:table-cell-properties fo:background-color="transparent" fo:padding-left="0.191cm" fo:padding-right="0.191cm" fo:padding-top="0cm" fo:padding-bottom="0cm" fo:border-left="none" fo:border-right="none" fo:border-top="2.25pt solid #000000" fo:border-bottom="0.5pt solid #7f7f7f">
        <style:background-image/>
      </style:table-cell-properties>
    </style:style>
    <style:style style:name="Tablo2.A2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Tablo2.3" style:family="table-row">
      <style:table-row-properties style:min-row-height="1.214cm" fo:keep-together="auto"/>
    </style:style>
    <style:style style:name="Tablo2.A3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2.25pt solid #000000">
        <style:background-image/>
      </style:table-cell-properties>
    </style:style>
    <style:style style:name="Tablo1" style:family="table">
      <style:table-properties style:width="15.05cm" fo:margin-left="-0.222cm" fo:margin-top="0cm" fo:margin-bottom="0cm" table:align="left" style:writing-mode="lr-tb"/>
    </style:style>
    <style:style style:name="Tablo1.A" style:family="table-column">
      <style:table-column-properties style:column-width="2.9cm"/>
    </style:style>
    <style:style style:name="Tablo1.B" style:family="table-column">
      <style:table-column-properties style:column-width="12.15cm"/>
    </style:style>
    <style:style style:name="Tablo1.1" style:family="table-row">
      <style:table-row-properties fo:keep-together="auto"/>
    </style:style>
    <style:style style:name="Tablo1.A1" style:family="table-cell">
      <style:table-cell-properties fo:background-color="transparent" fo:padding-left="0.191cm" fo:padding-right="0.191cm" fo:padding-top="0cm" fo:padding-bottom="0cm" fo:border-left="none" fo:border-right="none" fo:border-top="2.25pt solid #000000" fo:border-bottom="0.5pt solid #7f7f7f">
        <style:background-image/>
      </style:table-cell-properties>
    </style:style>
    <style:style style:name="Tablo1.A2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Tablo1.3" style:family="table-row">
      <style:table-row-properties style:min-row-height="1.214cm" fo:keep-together="auto"/>
    </style:style>
    <style:style style:name="Tablo1.A3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2.25pt solid #000000">
        <style:background-image/>
      </style:table-cell-properties>
    </style:style>
    <style:style style:name="Tablo3" style:family="table">
      <style:table-properties style:width="15.05cm" fo:margin-left="-0.222cm" fo:margin-top="0cm" fo:margin-bottom="0cm" table:align="left" style:writing-mode="lr-tb"/>
    </style:style>
    <style:style style:name="Tablo3.A" style:family="table-column">
      <style:table-column-properties style:column-width="2.9cm"/>
    </style:style>
    <style:style style:name="Tablo3.B" style:family="table-column">
      <style:table-column-properties style:column-width="12.15cm"/>
    </style:style>
    <style:style style:name="Tablo3.1" style:family="table-row">
      <style:table-row-properties fo:keep-together="auto"/>
    </style:style>
    <style:style style:name="Tablo3.A1" style:family="table-cell">
      <style:table-cell-properties fo:background-color="transparent" fo:padding-left="0.191cm" fo:padding-right="0.191cm" fo:padding-top="0cm" fo:padding-bottom="0cm" fo:border-left="none" fo:border-right="none" fo:border-top="2.25pt solid #000000" fo:border-bottom="0.5pt solid #7f7f7f">
        <style:background-image/>
      </style:table-cell-properties>
    </style:style>
    <style:style style:name="Tablo3.A2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Tablo3.3" style:family="table-row">
      <style:table-row-properties style:min-row-height="1.214cm" fo:keep-together="auto"/>
    </style:style>
    <style:style style:name="Tablo3.A3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2.25pt solid #000000">
        <style:background-image/>
      </style:table-cell-properties>
    </style:style>
    <style:style style:name="Tablo4" style:family="table">
      <style:table-properties style:width="15.05cm" fo:margin-left="-0.222cm" fo:margin-top="0cm" fo:margin-bottom="0cm" table:align="left" style:writing-mode="lr-tb"/>
    </style:style>
    <style:style style:name="Tablo4.A" style:family="table-column">
      <style:table-column-properties style:column-width="2.9cm"/>
    </style:style>
    <style:style style:name="Tablo4.B" style:family="table-column">
      <style:table-column-properties style:column-width="12.15cm"/>
    </style:style>
    <style:style style:name="Tablo4.1" style:family="table-row">
      <style:table-row-properties fo:keep-together="auto"/>
    </style:style>
    <style:style style:name="Tablo4.A1" style:family="table-cell">
      <style:table-cell-properties fo:background-color="transparent" fo:padding-left="0.191cm" fo:padding-right="0.191cm" fo:padding-top="0cm" fo:padding-bottom="0cm" fo:border-left="none" fo:border-right="none" fo:border-top="2.25pt solid #000000" fo:border-bottom="0.5pt solid #7f7f7f">
        <style:background-image/>
      </style:table-cell-properties>
    </style:style>
    <style:style style:name="Tablo4.A2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Tablo4.3" style:family="table-row">
      <style:table-row-properties style:min-row-height="1.214cm" fo:keep-together="auto"/>
    </style:style>
    <style:style style:name="Tablo4.A3" style:family="table-cell">
      <style:table-cell-properties fo:background-color="transparent" fo:padding-left="0.191cm" fo:padding-right="0.191cm" fo:padding-top="0cm" fo:padding-bottom="0cm" fo:border-left="none" fo:border-right="none" fo:border-top="0.5pt solid #7f7f7f" fo:border-bottom="2.2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true" fo:line-height="100%"/>
      <style:text-properties style:font-name="Cambria" fo:font-size="9pt" fo:font-style="italic" officeooo:paragraph-rsid="0000b8e5" style:font-size-asian="9pt" style:language-asian="ja" style:country-asian="JP" style:font-style-asian="italic" style:font-name-complex="Cambria1" style:font-size-complex="9pt"/>
    </style:style>
    <style:style style:name="P2" style:family="paragraph" style:parent-style-name="Standard">
      <style:paragraph-properties fo:margin-top="0cm" fo:margin-bottom="0cm" loext:contextual-spacing="true" fo:line-height="100%"/>
      <style:text-properties style:font-name="Cambria" fo:font-size="9pt" fo:font-style="italic" officeooo:paragraph-rsid="0003ed58" style:font-size-asian="9pt" style:language-asian="ja" style:country-asian="JP" style:font-style-asian="italic" style:font-name-complex="Cambria1" style:font-size-complex="9pt"/>
    </style:style>
    <style:style style:name="P3" style:family="paragraph" style:parent-style-name="Standard">
      <style:paragraph-properties fo:margin-top="0cm" fo:margin-bottom="0cm" loext:contextual-spacing="true" fo:line-height="100%"/>
      <style:text-properties style:font-name="Cambria" fo:font-size="9pt" fo:font-style="italic" officeooo:paragraph-rsid="0000f1cf" style:font-size-asian="9pt" style:language-asian="ja" style:country-asian="JP" style:font-style-asian="italic" style:font-name-complex="Cambria1" style:font-size-complex="9pt"/>
    </style:style>
    <style:style style:name="P4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07194" officeooo:paragraph-rsid="0000f1cf" style:font-size-asian="9pt" style:language-asian="ja" style:country-asian="JP" style:font-weight-asian="bold" style:font-name-complex="Calibri1" style:font-size-complex="9pt"/>
    </style:style>
    <style:style style:name="P5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47b59" officeooo:paragraph-rsid="0000f1cf" style:font-size-asian="9pt" style:language-asian="ja" style:country-asian="JP" style:font-weight-asian="bold" style:font-name-complex="Calibri1" style:font-size-complex="9pt"/>
    </style:style>
    <style:style style:name="P6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190b6" officeooo:paragraph-rsid="0000f1cf" style:font-size-asian="9pt" style:language-asian="ja" style:country-asian="JP" style:font-weight-asian="bold" style:font-name-complex="Calibri1" style:font-size-complex="9pt"/>
    </style:style>
    <style:style style:name="P7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1286e" officeooo:paragraph-rsid="0000f1cf" style:font-size-asian="9pt" style:language-asian="ja" style:country-asian="JP" style:font-weight-asian="bold" style:font-name-complex="Calibri1" style:font-size-complex="9pt"/>
    </style:style>
    <style:style style:name="P8" style:family="paragraph" style:parent-style-name="Standard">
      <style:paragraph-properties fo:margin-top="0cm" fo:margin-bottom="0cm" loext:contextual-spacing="true" fo:line-height="100%"/>
      <style:text-properties style:font-name="Calibri" fo:font-size="9pt" officeooo:rsid="000190b6" officeooo:paragraph-rsid="0000f1cf" style:font-size-asian="9pt" style:language-asian="ja" style:country-asian="JP" style:font-name-complex="Calibri1" style:font-size-complex="9pt"/>
    </style:style>
    <style:style style:name="P9" style:family="paragraph" style:parent-style-name="Standard">
      <style:paragraph-properties fo:margin-top="0cm" fo:margin-bottom="0cm" loext:contextual-spacing="true" fo:line-height="100%"/>
      <style:text-properties officeooo:rsid="000190b6" officeooo:paragraph-rsid="0000b8e5" style:language-asian="ja" style:country-asian="JP"/>
    </style:style>
    <style:style style:name="P10" style:family="paragraph" style:parent-style-name="Standard">
      <style:paragraph-properties fo:margin-top="0cm" fo:margin-bottom="0cm" loext:contextual-spacing="true" fo:line-height="100%"/>
      <style:text-properties officeooo:rsid="000190b6" officeooo:paragraph-rsid="0001bf40" style:language-asian="ja" style:country-asian="JP"/>
    </style:style>
    <style:style style:name="P11" style:family="paragraph" style:parent-style-name="Standard">
      <style:paragraph-properties fo:margin-top="0cm" fo:margin-bottom="0cm" loext:contextual-spacing="true" fo:line-height="100%"/>
      <style:text-properties officeooo:rsid="000190b6" officeooo:paragraph-rsid="0000f1cf" style:language-asian="ja" style:country-asian="JP"/>
    </style:style>
    <style:style style:name="P12" style:family="paragraph" style:parent-style-name="Standard">
      <style:text-properties officeooo:rsid="000190b6" officeooo:paragraph-rsid="0000f1cf"/>
    </style:style>
    <style:style style:name="P13" style:family="paragraph" style:parent-style-name="Standard">
      <style:text-properties officeooo:rsid="000190b6" officeooo:paragraph-rsid="0000b8e5"/>
    </style:style>
    <style:style style:name="P14" style:family="paragraph" style:parent-style-name="Standard">
      <style:text-properties officeooo:rsid="000190b6" officeooo:paragraph-rsid="0000f1cf"/>
    </style:style>
    <style:style style:name="P15" style:family="paragraph" style:parent-style-name="Standard">
      <style:text-properties officeooo:rsid="000190b6" officeooo:paragraph-rsid="000552be"/>
    </style:style>
    <style:style style:name="P16" style:family="paragraph" style:parent-style-name="Standard" style:list-style-name="L1">
      <style:paragraph-properties fo:margin-top="0cm" fo:margin-bottom="0cm" loext:contextual-spacing="true" fo:line-height="100%" fo:text-align="start" style:justify-single-word="false"/>
      <style:text-properties officeooo:paragraph-rsid="0000b8e5"/>
    </style:style>
    <style:style style:name="P17" style:family="paragraph" style:parent-style-name="Standard" style:list-style-name="L1">
      <style:paragraph-properties fo:margin-top="0cm" fo:margin-bottom="0cm" loext:contextual-spacing="true" fo:line-height="100%" fo:text-align="start" style:justify-single-word="false"/>
      <style:text-properties officeooo:rsid="000190b6" officeooo:paragraph-rsid="0000b8e5" style:language-asian="ja" style:country-asian="JP"/>
    </style:style>
    <style:style style:name="P18" style:family="paragraph" style:parent-style-name="Standard" style:list-style-name="L2">
      <style:paragraph-properties fo:margin-top="0cm" fo:margin-bottom="0cm" loext:contextual-spacing="true" fo:line-height="100%" fo:text-align="start" style:justify-single-word="false"/>
      <style:text-properties officeooo:rsid="000190b6" officeooo:paragraph-rsid="0001bf40" style:language-asian="ja" style:country-asian="JP"/>
    </style:style>
    <style:style style:name="P19" style:family="paragraph" style:parent-style-name="Standard" style:list-style-name="L4">
      <style:paragraph-properties fo:margin-top="0cm" fo:margin-bottom="0cm" loext:contextual-spacing="true" fo:line-height="100%" fo:text-align="start" style:justify-single-word="false"/>
      <style:text-properties officeooo:rsid="000190b6" officeooo:paragraph-rsid="0000f1cf" style:language-asian="ja" style:country-asian="JP"/>
    </style:style>
    <style:style style:name="P20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officeooo:rsid="000190b6" officeooo:paragraph-rsid="000552be" style:language-asian="ja" style:country-asian="JP"/>
    </style:style>
    <style:style style:name="P21" style:family="paragraph" style:parent-style-name="Standard">
      <style:paragraph-properties fo:margin-top="0cm" fo:margin-bottom="0cm" loext:contextual-spacing="true" fo:line-height="100%"/>
      <style:text-properties officeooo:rsid="000190b6" officeooo:paragraph-rsid="000552be" style:language-asian="ja" style:country-asian="JP"/>
    </style:style>
    <style:style style:name="P22" style:family="paragraph" style:parent-style-name="Standard" style:list-style-name="L2">
      <style:paragraph-properties fo:margin-top="0cm" fo:margin-bottom="0cm" loext:contextual-spacing="true" fo:line-height="100%" fo:text-align="start" style:justify-single-word="false"/>
      <style:text-properties officeooo:rsid="0001bf40" officeooo:paragraph-rsid="0001bf40" style:language-asian="ja" style:country-asian="JP"/>
    </style:style>
    <style:style style:name="P23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officeooo:rsid="0000debf" officeooo:paragraph-rsid="000552be" style:language-asian="ja" style:country-asian="JP"/>
    </style:style>
    <style:style style:name="P24" style:family="paragraph" style:parent-style-name="Standard" style:list-style-name="L1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20153" officeooo:paragraph-rsid="0000b8e5" style:font-size-asian="9pt" style:language-asian="ja" style:country-asian="JP" style:font-name-complex="Calibri1" style:font-size-complex="9pt"/>
    </style:style>
    <style:style style:name="P25" style:family="paragraph" style:parent-style-name="Standard" style:list-style-name="L3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20153" officeooo:paragraph-rsid="0000f1cf" style:font-size-asian="9pt" style:language-asian="ja" style:country-asian="JP" style:font-name-complex="Calibri1" style:font-size-complex="9pt"/>
    </style:style>
    <style:style style:name="P26" style:family="paragraph" style:parent-style-name="Standard" style:list-style-name="L7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20153" officeooo:paragraph-rsid="0000f1cf" style:font-size-asian="9pt" style:language-asian="ja" style:country-asian="JP" style:font-name-complex="Calibri1" style:font-size-complex="9pt"/>
    </style:style>
    <style:style style:name="P27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20153" officeooo:paragraph-rsid="000552be" style:font-size-asian="9pt" style:language-asian="ja" style:country-asian="JP" style:font-name-complex="Calibri1" style:font-size-complex="9pt"/>
    </style:style>
    <style:style style:name="P28" style:family="paragraph" style:parent-style-name="Standard" style:list-style-name="L2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bf40" officeooo:paragraph-rsid="0001bf40" style:font-size-asian="9pt" style:language-asian="ja" style:country-asian="JP" style:font-name-complex="Calibri1" style:font-size-complex="9pt"/>
    </style:style>
    <style:style style:name="P29" style:family="paragraph" style:parent-style-name="Standard" style:list-style-name="L2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03156" officeooo:paragraph-rsid="0001bf40" style:font-size-asian="9pt" style:language-asian="ja" style:country-asian="JP" style:font-name-complex="Calibri1" style:font-size-complex="9pt"/>
    </style:style>
    <style:style style:name="P30" style:family="paragraph" style:parent-style-name="Standard" style:list-style-name="L4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03156" officeooo:paragraph-rsid="0000f1cf" style:font-size-asian="9pt" style:language-asian="ja" style:country-asian="JP" style:font-name-complex="Calibri1" style:font-size-complex="9pt"/>
    </style:style>
    <style:style style:name="P31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03156" officeooo:paragraph-rsid="000552be" style:font-size-asian="9pt" style:language-asian="ja" style:country-asian="JP" style:font-name-complex="Calibri1" style:font-size-complex="9pt"/>
    </style:style>
    <style:style style:name="P32" style:family="paragraph" style:parent-style-name="Standard" style:list-style-name="L3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47b59" officeooo:paragraph-rsid="0000f1cf" style:font-size-asian="9pt" style:language-asian="ja" style:country-asian="JP" style:font-name-complex="Calibri1" style:font-size-complex="9pt"/>
    </style:style>
    <style:style style:name="P33" style:family="paragraph" style:parent-style-name="Standard" style:list-style-name="L7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47b59" officeooo:paragraph-rsid="0000f1cf" style:font-size-asian="9pt" style:language-asian="ja" style:country-asian="JP" style:font-name-complex="Calibri1" style:font-size-complex="9pt"/>
    </style:style>
    <style:style style:name="P34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47b59" officeooo:paragraph-rsid="000552be" style:font-size-asian="9pt" style:language-asian="ja" style:country-asian="JP" style:font-name-complex="Calibri1" style:font-size-complex="9pt"/>
    </style:style>
    <style:style style:name="P35" style:family="paragraph" style:parent-style-name="Standard" style:list-style-name="L3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ec1a" officeooo:paragraph-rsid="0000f1cf" style:font-size-asian="9pt" style:language-asian="ja" style:country-asian="JP" style:font-name-complex="Calibri1" style:font-size-complex="9pt"/>
    </style:style>
    <style:style style:name="P36" style:family="paragraph" style:parent-style-name="Standard" style:list-style-name="L7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ec1a" officeooo:paragraph-rsid="0000f1cf" style:font-size-asian="9pt" style:language-asian="ja" style:country-asian="JP" style:font-name-complex="Calibri1" style:font-size-complex="9pt"/>
    </style:style>
    <style:style style:name="P37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ec1a" officeooo:paragraph-rsid="000552be" style:font-size-asian="9pt" style:language-asian="ja" style:country-asian="JP" style:font-name-complex="Calibri1" style:font-size-complex="9pt"/>
    </style:style>
    <style:style style:name="P38" style:family="paragraph" style:parent-style-name="Standard" style:list-style-name="L3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90b6" officeooo:paragraph-rsid="0000f1cf" style:font-size-asian="9pt" style:language-asian="ja" style:country-asian="JP" style:font-name-complex="Calibri1" style:font-size-complex="9pt"/>
    </style:style>
    <style:style style:name="P39" style:family="paragraph" style:parent-style-name="Standard" style:list-style-name="L4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90b6" officeooo:paragraph-rsid="0000f1cf" style:font-size-asian="9pt" style:language-asian="ja" style:country-asian="JP" style:font-name-complex="Calibri1" style:font-size-complex="9pt"/>
    </style:style>
    <style:style style:name="P40" style:family="paragraph" style:parent-style-name="Standard" style:list-style-name="L6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90b6" officeooo:paragraph-rsid="0000f1cf" style:font-size-asian="9pt" style:language-asian="ja" style:country-asian="JP" style:font-name-complex="Calibri1" style:font-size-complex="9pt"/>
    </style:style>
    <style:style style:name="P41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90b6" officeooo:paragraph-rsid="000552be" style:font-size-asian="9pt" style:language-asian="ja" style:country-asian="JP" style:font-name-complex="Calibri1" style:font-size-complex="9pt"/>
    </style:style>
    <style:style style:name="P42" style:family="paragraph" style:parent-style-name="Standard" style:list-style-name="L4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29913" officeooo:paragraph-rsid="0000f1cf" style:font-size-asian="9pt" style:language-asian="ja" style:country-asian="JP" style:font-name-complex="Calibri1" style:font-size-complex="9pt"/>
    </style:style>
    <style:style style:name="P43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29913" officeooo:paragraph-rsid="000552be" style:font-size-asian="9pt" style:language-asian="ja" style:country-asian="JP" style:font-name-complex="Calibri1" style:font-size-complex="9pt"/>
    </style:style>
    <style:style style:name="P44" style:family="paragraph" style:parent-style-name="Standard" style:list-style-name="L6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3a51" officeooo:paragraph-rsid="0000f1cf" style:font-size-asian="9pt" style:language-asian="ja" style:country-asian="JP" style:font-name-complex="Calibri1" style:font-size-complex="9pt"/>
    </style:style>
    <style:style style:name="P45" style:family="paragraph" style:parent-style-name="Standard" style:list-style-name="L7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07194" officeooo:paragraph-rsid="0000f1cf" style:font-size-asian="9pt" style:language-asian="ja" style:country-asian="JP" style:font-name-complex="Calibri1" style:font-size-complex="9pt"/>
    </style:style>
    <style:style style:name="P46" style:family="paragraph" style:parent-style-name="Standard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07194" officeooo:paragraph-rsid="000552be" style:font-size-asian="9pt" style:language-asian="ja" style:country-asian="JP" style:font-name-complex="Calibri1" style:font-size-complex="9pt"/>
    </style:style>
    <style:style style:name="P47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190b6" officeooo:paragraph-rsid="000552be" style:font-size-asian="9pt" style:language-asian="ja" style:country-asian="JP" style:font-weight-asian="bold" style:font-name-complex="Calibri1" style:font-size-complex="9pt"/>
    </style:style>
    <style:style style:name="P48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47b59" officeooo:paragraph-rsid="000552be" style:font-size-asian="9pt" style:language-asian="ja" style:country-asian="JP" style:font-weight-asian="bold" style:font-name-complex="Calibri1" style:font-size-complex="9pt"/>
    </style:style>
    <style:style style:name="P49" style:family="paragraph" style:parent-style-name="Standard">
      <style:paragraph-properties fo:margin-top="0cm" fo:margin-bottom="0cm" loext:contextual-spacing="true" fo:line-height="100%"/>
      <style:text-properties style:font-name="Calibri" fo:font-size="9pt" fo:font-weight="bold" officeooo:rsid="00007194" officeooo:paragraph-rsid="000552be" style:font-size-asian="9pt" style:language-asian="ja" style:country-asian="JP" style:font-weight-asian="bold" style:font-name-complex="Calibri1" style:font-size-complex="9pt"/>
    </style:style>
    <style:style style:name="P50" style:family="paragraph" style:parent-style-name="Standard">
      <style:paragraph-properties fo:margin-top="0cm" fo:margin-bottom="0cm" loext:contextual-spacing="true" fo:line-height="100%"/>
      <style:text-properties style:font-name="Cambria" fo:font-size="9pt" fo:font-style="italic" officeooo:paragraph-rsid="000552be" style:font-size-asian="9pt" style:language-asian="ja" style:country-asian="JP" style:font-style-asian="italic" style:font-name-complex="Cambria1" style:font-size-complex="9pt"/>
    </style:style>
    <style:style style:name="P51" style:family="paragraph" style:parent-style-name="List_20_Paragraph" style:list-style-name="L1">
      <style:paragraph-properties fo:margin-top="0cm" fo:margin-bottom="0cm" loext:contextual-spacing="true" fo:line-height="100%" fo:text-align="start" style:justify-single-word="false"/>
      <style:text-properties officeooo:rsid="0001b670" officeooo:paragraph-rsid="0000b8e5" style:language-asian="ja" style:country-asian="JP"/>
    </style:style>
    <style:style style:name="P52" style:family="paragraph" style:parent-style-name="List_20_Paragraph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b670" officeooo:paragraph-rsid="0000b8e5" style:font-size-asian="9pt" style:language-asian="ja" style:country-asian="JP" style:font-name-complex="Calibri1" style:font-size-complex="9pt"/>
    </style:style>
    <style:style style:name="P53" style:family="paragraph" style:parent-style-name="List_20_Paragraph" style:list-style-name="WWNum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b670" officeooo:paragraph-rsid="0000f1cf" style:font-size-asian="9pt" style:language-asian="ja" style:country-asian="JP" style:font-name-complex="Calibri1" style:font-size-complex="9pt"/>
    </style:style>
    <style:style style:name="P54" style:family="paragraph" style:parent-style-name="List_20_Paragraph" style:list-style-name="L5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b670" officeooo:paragraph-rsid="0000f1cf" style:font-size-asian="9pt" style:language-asian="ja" style:country-asian="JP" style:font-name-complex="Calibri1" style:font-size-complex="9pt"/>
    </style:style>
    <style:style style:name="P55" style:family="paragraph" style:parent-style-name="List_20_Paragraph" style:list-style-name="L6">
      <style:paragraph-properties fo:margin-top="0cm" fo:margin-bottom="0cm" loext:contextual-spacing="true" fo:line-height="100%" fo:text-align="start" style:justify-single-word="false"/>
      <style:text-properties style:font-name="Calibri" fo:font-size="9pt" officeooo:rsid="0001286e" officeooo:paragraph-rsid="0000f1cf" style:font-size-asian="9pt" style:language-asian="ja" style:country-asian="JP" style:font-name-complex="Calibri1" style:font-size-complex="9pt"/>
    </style:style>
    <style:style style:name="P56" style:family="paragraph" style:parent-style-name="List_20_Paragraph" style:list-style-name="WWNum5">
      <style:paragraph-properties fo:margin-left="1.27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font-size="9pt" officeooo:rsid="0001b670" officeooo:paragraph-rsid="0003ed58" style:font-size-asian="9pt" style:language-asian="ja" style:country-asian="JP" style:font-name-complex="Calibri1" style:font-size-complex="9pt"/>
    </style:style>
    <style:style style:name="P57" style:family="paragraph" style:parent-style-name="List_20_Paragraph" style:list-style-name="WWNum5">
      <style:paragraph-properties fo:margin-left="1.27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font-size="9pt" officeooo:rsid="0001b670" officeooo:paragraph-rsid="0000f1cf" style:font-size-asian="9pt" style:language-asian="ja" style:country-asian="JP" style:font-name-complex="Calibri1" style:font-size-complex="9pt"/>
    </style:style>
    <style:style style:name="P58" style:family="paragraph" style:parent-style-name="List_20_Paragraph" style:list-style-name="WWNum5">
      <style:paragraph-properties fo:margin-left="1.27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font-size="9pt" officeooo:rsid="0001b670" officeooo:paragraph-rsid="000552be" style:font-size-asian="9pt" style:language-asian="ja" style:country-asian="JP" style:font-name-complex="Calibri1" style:font-size-complex="9pt"/>
    </style:style>
    <style:style style:name="T1" style:family="text">
      <style:text-properties style:font-name="Calibri" fo:font-size="9pt" style:font-size-asian="9pt" style:font-name-complex="Calibri1" style:font-size-complex="9pt"/>
    </style:style>
    <style:style style:name="T2" style:family="text">
      <style:text-properties style:font-name="Calibri" fo:font-size="9pt" officeooo:rsid="00007194" style:font-size-asian="9pt" style:font-name-complex="Calibri1" style:font-size-complex="9pt"/>
    </style:style>
    <style:style style:name="T3" style:family="text">
      <style:text-properties style:font-name="Calibri" fo:font-size="9pt" officeooo:rsid="00011c6e" style:font-size-asian="9pt" style:font-name-complex="Calibri1" style:font-size-complex="9pt"/>
    </style:style>
    <style:style style:name="T4" style:family="text">
      <style:text-properties style:font-name="Calibri" fo:font-size="9pt" officeooo:rsid="0003ed58" style:font-size-asian="9pt" style:font-name-complex="Calibri1" style:font-size-complex="9pt"/>
    </style:style>
    <style:style style:name="T5" style:family="text">
      <style:text-properties style:font-name="Calibri" fo:font-size="9pt" officeooo:rsid="00009099" style:font-size-asian="9pt" style:font-name-complex="Calibri1" style:font-size-complex="9pt"/>
    </style:style>
    <style:style style:name="T6" style:family="text">
      <style:text-properties style:font-name="Calibri" fo:font-size="9pt" officeooo:rsid="0001bf40" style:font-size-asian="9pt" style:font-name-complex="Calibri1" style:font-size-complex="9pt"/>
    </style:style>
    <style:style style:name="T7" style:family="text">
      <style:text-properties style:font-name="Calibri" fo:font-size="9pt" officeooo:rsid="0001ec1a" style:font-size-asian="9pt" style:font-name-complex="Calibri1" style:font-size-complex="9pt"/>
    </style:style>
    <style:style style:name="T8" style:family="text">
      <style:text-properties style:font-name="Calibri" fo:font-size="9pt" officeooo:rsid="0001dd3b" style:font-size-asian="9pt" style:font-name-complex="Calibri1" style:font-size-complex="9pt"/>
    </style:style>
    <style:style style:name="T9" style:family="text">
      <style:text-properties style:font-name="Calibri" fo:font-size="9pt" officeooo:rsid="00003156" style:font-size-asian="9pt" style:font-name-complex="Calibri1" style:font-size-complex="9pt"/>
    </style:style>
    <style:style style:name="T10" style:family="text">
      <style:text-properties style:font-name="Calibri" fo:font-size="9pt" officeooo:rsid="00011c6e" style:font-size-asian="9pt" style:language-asian="ja" style:country-asian="JP" style:font-name-complex="Calibri1" style:font-size-complex="9pt"/>
    </style:style>
    <style:style style:name="T11" style:family="text">
      <style:text-properties style:font-name="Calibri" fo:font-size="9pt" officeooo:rsid="0003ed58" style:font-size-asian="9pt" style:language-asian="ja" style:country-asian="JP" style:font-name-complex="Calibri1" style:font-size-complex="9pt"/>
    </style:style>
    <style:style style:name="T12" style:family="text">
      <style:text-properties style:font-name="Calibri" fo:font-size="9pt" fo:font-weight="bold" style:font-size-asian="9pt" style:font-weight-asian="bold" style:font-name-complex="Calibri1" style:font-size-complex="9pt"/>
    </style:style>
    <style:style style:name="T13" style:family="text">
      <style:text-properties style:font-name="Calibri" fo:font-size="9pt" fo:font-weight="bold" officeooo:rsid="00011c6e" style:font-size-asian="9pt" style:font-weight-asian="bold" style:font-name-complex="Calibri1" style:font-size-complex="9pt"/>
    </style:style>
    <style:style style:name="T14" style:family="text">
      <style:text-properties style:font-name="Calibri" fo:font-size="9pt" fo:font-weight="bold" officeooo:rsid="00009099" style:font-size-asian="9pt" style:font-weight-asian="bold" style:font-name-complex="Calibri1" style:font-size-complex="9pt"/>
    </style:style>
    <style:style style:name="T15" style:family="text">
      <style:text-properties style:font-name="Calibri" fo:font-size="9pt" fo:font-weight="bold" officeooo:rsid="0001dd3b" style:font-size-asian="9pt" style:font-weight-asian="bold" style:font-name-complex="Calibri1" style:font-size-complex="9pt"/>
    </style:style>
    <style:style style:name="T16" style:family="text">
      <style:text-properties officeooo:rsid="00007194"/>
    </style:style>
    <style:style style:name="T17" style:family="text">
      <style:text-properties officeooo:rsid="00027d95"/>
    </style:style>
    <style:style style:name="T18" style:family="text">
      <style:text-properties officeooo:rsid="0001ec1a"/>
    </style:style>
    <style:style style:name="T19" style:family="text">
      <style:text-properties officeooo:rsid="0001dd3b"/>
    </style:style>
    <style:style style:name="T20" style:family="text">
      <style:text-properties officeooo:rsid="00009099"/>
    </style:style>
    <style:style style:name="T21" style:family="text">
      <style:text-properties officeooo:rsid="00013a51"/>
    </style:style>
    <style:style style:name="T22" style:family="text">
      <style:text-properties officeooo:rsid="0001286e"/>
    </style:style>
    <style:style style:name="T23" style:family="text">
      <style:text-properties officeooo:rsid="000190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line-break/></text:p>
      <table:table table:name="Tablo2" table:style-name="Tablo2">
        <table:table-column table:style-name="Tablo2.A"/>
        <table:table-column table:style-name="Tablo2.B"/>
        <table:table-row table:style-name="Tablo2.1">
          <table:table-cell table:style-name="Tablo2.A1" office:value-type="string">
            <text:p text:style-name="P1">Scenario name</text:p>
          </table:table-cell>
          <table:table-cell table:style-name="Tablo2.A1" office:value-type="string">
            <text:p text:style-name="P9"><text:span text:style-name="T13">b</text:span><text:span text:style-name="T12">uyTicket</text:span></text:p>
          </table:table-cell>
        </table:table-row>
        <table:table-row table:style-name="Tablo2.1">
          <table:table-cell table:style-name="Tablo2.A2" office:value-type="string">
            <text:p text:style-name="P1">Participating actors</text:p>
          </table:table-cell>
          <table:table-cell table:style-name="Tablo2.A2" office:value-type="string">
            <text:p text:style-name="P9"><text:span text:style-name="T1">J</text:span><text:span text:style-name="T3">ane</text:span><text:span text:style-name="T1"> : </text:span><text:span text:style-name="T4">Unr</text:span><text:span text:style-name="T1">egistered User</text:span></text:p>
          </table:table-cell>
        </table:table-row>
        <table:table-row table:style-name="Tablo2.3">
          <table:table-cell table:style-name="Tablo2.A3" office:value-type="string">
            <text:p text:style-name="P1">Flow of Events</text:p>
          </table:table-cell>
          <table:table-cell table:style-name="Tablo2.A3" office:value-type="string">
            <text:list xml:id="list1668075726" text:style-name="L1">
              <text:list-item>
                <text:p text:style-name="P16"><text:span text:style-name="T10">Jane </text:span><text:span text:style-name="T11">finds a new website named viatorem for bus trips. </text:span></text:p>
              </text:list-item>
              <text:list-item>
                <text:p text:style-name="P17"><text:span text:style-name="T4">Jane </text:span><text:span text:style-name="T3">looks available bus trips on viatorem </text:span><text:span text:style-name="T4">since she needs to go to Ankara for his school.</text:span></text:p>
              </text:list-item>
              <text:list-item>
                <text:p text:style-name="P51"><text:span text:style-name="T4">Jane</text:span><text:span text:style-name="T1"> </text:span><text:span text:style-name="T4">finds an available</text:span><text:span text:style-name="T1"> to buy a bus </text:span><text:span text:style-name="T4">to</text:span><text:span text:style-name="T1"> Ankara.</text:span></text:p>
              </text:list-item>
              <text:list-item>
                <text:p text:style-name="P17"><text:span text:style-name="T3">Jane</text:span><text:span text:style-name="T1"> selects an empty seat from the bus.</text:span></text:p>
              </text:list-item>
              <text:list-item>
                <text:p text:style-name="P24">Jane enters her name, surname, ID, and credit card information.</text:p>
              </text:list-item>
              <text:list-item>
                <text:p text:style-name="P24">Jane makes the payment and buys a ticket.</text:p>
              </text:list-item>
            </text:list>
            <text:list xml:id="list3717661305" text:style-name="WWNum5">
              <text:list-header>
                <text:p text:style-name="P52"/>
              </text:list-header>
            </text:list>
          </table:table-cell>
        </table:table-row>
      </table:table>
      <text:p text:style-name="P13"/>
      <text:p text:style-name="P12"/>
      <text:p text:style-name="P15"><text:line-break/><text:line-break/></text:p>
      <table:table table:name="Tablo1" table:style-name="Tablo1">
        <table:table-column table:style-name="Tablo1.A"/>
        <table:table-column table:style-name="Tablo1.B"/>
        <table:table-row table:style-name="Tablo1.1">
          <table:table-cell table:style-name="Tablo1.A1" office:value-type="string">
            <text:p text:style-name="P50">Scenario name</text:p>
          </table:table-cell>
          <table:table-cell table:style-name="Tablo1.A1" office:value-type="string">
            <text:p text:style-name="P47">contactWithOfficer</text:p>
          </table:table-cell>
        </table:table-row>
        <table:table-row table:style-name="Tablo1.1">
          <table:table-cell table:style-name="Tablo1.A2" office:value-type="string">
            <text:p text:style-name="P50">Participating actors</text:p>
          </table:table-cell>
          <table:table-cell table:style-name="Tablo1.A2" office:value-type="string">
            <text:p text:style-name="P21"><text:span text:style-name="T8">Annie</text:span><text:span text:style-name="T1">: </text:span><text:span text:style-name="T8">Registered</text:span><text:span text:style-name="T1"> User</text:span></text:p>
          </table:table-cell>
        </table:table-row>
        <table:table-row table:style-name="Tablo1.3">
          <table:table-cell table:style-name="Tablo1.A3" office:value-type="string">
            <text:p text:style-name="P50">Flow of Events</text:p>
          </table:table-cell>
          <table:table-cell table:style-name="Tablo1.A3" office:value-type="string">
            <text:list xml:id="list201254695335805" text:continue-numbering="true" text:style-name="WWNum5">
              <text:list-item>
                <text:p text:style-name="P23"><text:span text:style-name="T8">A</text:span><text:span text:style-name="T1">nnie logs in the system with her email and password</text:span></text:p>
              </text:list-item>
              <text:list-item>
                <text:p text:style-name="P20"><text:span text:style-name="T8">Annie</text:span><text:span text:style-name="T1"> </text:span><text:span text:style-name="T9">looks for</text:span><text:span text:style-name="T1"> possible bus trips </text:span><text:span text:style-name="T8">to Ankara for 29 Ekim</text:span><text:span text:style-name="T1">.</text:span></text:p>
              </text:list-item>
              <text:list-item>
                <text:p text:style-name="P41"><text:span text:style-name="T19">Annie</text:span> <text:span text:style-name="T19">wants to learn if there will be any campaign due to holiday.</text:span></text:p>
              </text:list-item>
              <text:list-item>
                <text:p text:style-name="P20"><text:span text:style-name="T8">Annie goes to “contact us” section on viatorem</text:span><text:span text:style-name="T1">.</text:span></text:p>
              </text:list-item>
              <text:list-item>
                <text:p text:style-name="P31">Annie sends a mail to ask about campaign.</text:p>
              </text:list-item>
              <text:list-item>
                <text:p text:style-name="P31">Annie receives an answer that says there is a campaing and she needs to go purchase section to benefit from campaign.</text:p>
              </text:list-item>
              <text:list-item>
                <text:p text:style-name="P43">Annie decides to buy a ticket.</text:p>
              </text:list-item>
              <text:list-item>
                <text:p text:style-name="P41"><text:span text:style-name="T19">Annie</text:span> chooses a bus trip from <text:span text:style-name="T20">Manisa</text:span> to <text:span text:style-name="T19">Ankara</text:span>.</text:p>
              </text:list-item>
              <text:list-item>
                <text:p text:style-name="P31">Annie chooses an empty seat.</text:p>
              </text:list-item>
              <text:list-item>
                <text:p text:style-name="P31">Annie enters credit card information.</text:p>
              </text:list-item>
              <text:list-item>
                <text:p text:style-name="P31">Annie pays the campaign price <text:s/>due to holiday and buys a ticket.</text:p>
                <text:p text:style-name="P58"/>
              </text:list-item>
            </text:list>
          </table:table-cell>
        </table:table-row>
      </table:table>
      <text:p text:style-name="P15"/>
      <text:p text:style-name="P15"/>
      <text:p text:style-name="P15"><text:line-break/></text:p>
      <table:table table:name="Tablo3" table:style-name="Tablo3">
        <table:table-column table:style-name="Tablo3.A"/>
        <table:table-column table:style-name="Tablo3.B"/>
        <table:table-row table:style-name="Tablo3.1">
          <table:table-cell table:style-name="Tablo3.A1" office:value-type="string">
            <text:p text:style-name="P50">Scenario name</text:p>
          </table:table-cell>
          <table:table-cell table:style-name="Tablo3.A1" office:value-type="string">
            <text:p text:style-name="P48">viewMyAllTickets</text:p>
          </table:table-cell>
        </table:table-row>
        <table:table-row table:style-name="Tablo3.1">
          <table:table-cell table:style-name="Tablo3.A2" office:value-type="string">
            <text:p text:style-name="P50">Participating actors</text:p>
          </table:table-cell>
          <table:table-cell table:style-name="Tablo3.A2" office:value-type="string">
            <text:p text:style-name="P21"><text:span text:style-name="T7">Tom</text:span><text:span text:style-name="T1"> : Registered User</text:span></text:p>
          </table:table-cell>
        </table:table-row>
        <table:table-row table:style-name="Tablo3.3">
          <table:table-cell table:style-name="Tablo3.A3" office:value-type="string">
            <text:p text:style-name="P50">Flow of Events</text:p>
          </table:table-cell>
          <table:table-cell table:style-name="Tablo3.A3" office:value-type="string">
            <text:list xml:id="list201255891815555" text:continue-numbering="true" text:style-name="WWNum5">
              <text:list-item>
                <text:p text:style-name="P34">Tom is a person who travels a lot and loves to see new places.</text:p>
              </text:list-item>
              <text:list-item>
                <text:p text:style-name="P37">Tom decides to go to a place where he did not go last year.</text:p>
              </text:list-item>
              <text:list-item>
                <text:p text:style-name="P37">Tom goes to view tickets section on viatorem.</text:p>
              </text:list-item>
              <text:list-item>
                <text:p text:style-name="P41"><text:span text:style-name="T18">Tom checks his ticket history.</text:span> </text:p>
              </text:list-item>
              <text:list-item>
                <text:p text:style-name="P27">Tom realized he did not visit Hatay last summer.</text:p>
              </text:list-item>
              <text:list-item>
                <text:p text:style-name="P27">Tom chooses a trip from Konya to Hatay.</text:p>
              </text:list-item>
              <text:list-item>
                <text:p text:style-name="P37">Tom selects an empry seat.</text:p>
              </text:list-item>
              <text:list-item>
                <text:p text:style-name="P37"><text:s/>Tom makes the payment and buys a ticket.</text:p>
                <text:p text:style-name="P58"/>
              </text:list-item>
            </text:list>
          </table:table-cell>
        </table:table-row>
      </table:table>
      <text:p text:style-name="P15"/>
      <text:p text:style-name="P15"/>
      <text:p text:style-name="P15"><text:line-break/></text:p>
      <table:table table:name="Tablo4" table:style-name="Tablo4">
        <table:table-column table:style-name="Tablo4.A"/>
        <table:table-column table:style-name="Tablo4.B"/>
        <text:soft-page-break/>
        <table:table-row table:style-name="Tablo4.1">
          <table:table-cell table:style-name="Tablo4.A1" office:value-type="string">
            <text:p text:style-name="P50">Scenario name</text:p>
          </table:table-cell>
          <table:table-cell table:style-name="Tablo4.A1" office:value-type="string">
            <text:p text:style-name="P49">viewTicketDetail</text:p>
          </table:table-cell>
        </table:table-row>
        <table:table-row table:style-name="Tablo4.1">
          <table:table-cell table:style-name="Tablo4.A2" office:value-type="string">
            <text:p text:style-name="P50">Participating actors</text:p>
          </table:table-cell>
          <table:table-cell table:style-name="Tablo4.A2" office:value-type="string">
            <text:p text:style-name="P21"><text:span text:style-name="T2">Darrow</text:span><text:span text:style-name="T1"> : </text:span><text:span text:style-name="T2">Unr</text:span><text:span text:style-name="T1">egistered User</text:span></text:p>
          </table:table-cell>
        </table:table-row>
        <table:table-row table:style-name="Tablo4.3">
          <table:table-cell table:style-name="Tablo4.A3" office:value-type="string">
            <text:p text:style-name="P50">Flow of Events</text:p>
          </table:table-cell>
          <table:table-cell table:style-name="Tablo4.A3" office:value-type="string">
            <text:list xml:id="list201256411579008" text:continue-numbering="true" text:style-name="WWNum5">
              <text:list-item>
                <text:p text:style-name="P34"><text:span text:style-name="T16">Darrow</text:span> <text:span text:style-name="T16">needs to go to Kayseri for a business trip.</text:span></text:p>
              </text:list-item>
              <text:list-item>
                <text:p text:style-name="P37"><text:span text:style-name="T16">Darrow</text:span> decides to <text:span text:style-name="T16">buy his bus ticket from viatorem due to its holiday campaign.</text:span></text:p>
              </text:list-item>
              <text:list-item>
                <text:p text:style-name="P27"><text:span text:style-name="T16">Darrow</text:span> chooses a trip <text:span text:style-name="T16">to Kayseri</text:span></text:p>
              </text:list-item>
              <text:list-item>
                <text:p text:style-name="P37"><text:span text:style-name="T16">Darrow</text:span> selects an empry seat.</text:p>
              </text:list-item>
              <text:list-item>
                <text:p text:style-name="P37"><text:span text:style-name="T16">Darrow</text:span> makes the payment and buys a ticket.</text:p>
              </text:list-item>
              <text:list-item>
                <text:p text:style-name="P46">Darrow forgets what time will his bus depart from Edirne.</text:p>
              </text:list-item>
              <text:list-item>
                <text:p text:style-name="P46">Darrow visits viatorem to check his ticket.</text:p>
              </text:list-item>
              <text:list-item>
                <text:p text:style-name="P46">Darrow opens the view ticket section and checks his bus’ departure time.</text:p>
                <text:p text:style-name="P58"/>
              </text:list-item>
            </text:list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.501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11-05T20:12:54.500000000</dc:date>
    <meta:editing-duration>PT12M18S</meta:editing-duration>
    <meta:editing-cycles>4</meta:editing-cycles>
    <meta:document-statistic meta:table-count="4" meta:image-count="0" meta:object-count="0" meta:page-count="2" meta:paragraph-count="57" meta:word-count="394" meta:character-count="2107" meta:non-whitespace-character-count="1790"/>
  </office:meta>
</office:document-meta>
</file>